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000000279244BF7D4CB7328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978cm" fo:min-width="7.1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978cm" fo:min-width="6.6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34.543cm" svg:height="16.077cm" svg:x="0cm" svg:y="0cm">
          <draw:image xlink:href="Pictures/100000000000055000000279244BF7D4CB7328C0.png" xlink:type="simple" xlink:show="embed" xlink:actuate="onLoad" loext:mime-type="image/png">
            <text:p/>
          </draw:image>
        </draw:frame>
        <draw:custom-shape draw:style-name="gr2" draw:text-style-name="P3" draw:layer="layout" svg:width="7.1cm" svg:height="0.978cm" svg:x="6.2cm" svg:y="15.1cm">
          <text:p text:style-name="P2">Convolutive mixtur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cm" svg:height="0.978cm" svg:x="24.2cm" svg:y="15.1cm">
          <text:p text:style-name="P2">Binaural mixtu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34.544cm" fo:page-height="16.0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9T16:23:05.960501809</dc:date>
    <meta:editing-duration>PT40S</meta:editing-duration>
    <meta:editing-cycles>1</meta:editing-cycles>
    <meta:document-statistic meta:object-count="3"/>
    <meta:generator>LibreOffice/6.4.7.2$Linux_X86_64 LibreOffice_project/40$Build-2</meta:generator>
  </office:meta>
</office:document-meta>
</file>